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9323b"/>
    </style:style>
    <style:style style:name="P2" style:family="paragraph" style:parent-style-name="Standard">
      <style:text-properties officeooo:paragraph-rsid="001f555b"/>
    </style:style>
    <style:style style:name="P3" style:family="paragraph" style:parent-style-name="Standard">
      <style:text-properties officeooo:rsid="0020d803" officeooo:paragraph-rsid="0020d803"/>
    </style:style>
    <style:style style:name="P4" style:family="paragraph" style:parent-style-name="Standard">
      <style:text-properties officeooo:paragraph-rsid="002463e4"/>
    </style:style>
    <style:style style:name="P5" style:family="paragraph" style:parent-style-name="Text_20_body" style:list-style-name="L3">
      <style:text-properties officeooo:paragraph-rsid="001f555b"/>
    </style:style>
    <style:style style:name="P6" style:family="paragraph" style:parent-style-name="Text_20_body" style:list-style-name="L6">
      <style:text-properties officeooo:paragraph-rsid="001f555b"/>
    </style:style>
    <style:style style:name="P7" style:family="paragraph" style:parent-style-name="Text_20_body" style:list-style-name="L10"/>
    <style:style style:name="P8" style:family="paragraph" style:parent-style-name="Text_20_body" style:list-style-name="L10">
      <style:text-properties officeooo:paragraph-rsid="001f555b"/>
    </style:style>
    <style:style style:name="P9" style:family="paragraph" style:parent-style-name="Text_20_body" style:list-style-name="L15"/>
    <style:style style:name="P10" style:family="paragraph" style:parent-style-name="Text_20_body" style:list-style-name="L15">
      <style:text-properties officeooo:paragraph-rsid="001f555b"/>
    </style:style>
    <style:style style:name="P11" style:family="paragraph" style:parent-style-name="Text_20_body" style:list-style-name="L17">
      <style:text-properties officeooo:paragraph-rsid="0025bbf6"/>
    </style:style>
    <style:style style:name="P12" style:family="paragraph" style:parent-style-name="Text_20_body">
      <style:text-properties officeooo:rsid="0026bd43" officeooo:paragraph-rsid="00276f43"/>
    </style:style>
    <style:style style:name="P13" style:family="paragraph" style:parent-style-name="Text_20_body" style:list-style-name="L26">
      <style:text-properties officeooo:paragraph-rsid="002e4952"/>
    </style:style>
    <style:style style:name="P14" style:family="paragraph" style:parent-style-name="Text_20_body" style:list-style-name="L26">
      <style:text-properties officeooo:paragraph-rsid="002e5e20"/>
    </style:style>
    <style:style style:name="P15" style:family="paragraph" style:parent-style-name="Text_20_body" style:list-style-name="L17">
      <style:paragraph-properties fo:margin-top="0cm" fo:margin-bottom="0cm" loext:contextual-spacing="false"/>
    </style:style>
    <style:style style:name="T1" style:family="text">
      <style:text-properties officeooo:rsid="0014d309"/>
    </style:style>
    <style:style style:name="T2" style:family="text">
      <style:text-properties officeooo:rsid="00157c06"/>
    </style:style>
    <style:style style:name="T3" style:family="text">
      <style:text-properties officeooo:rsid="001af2b0"/>
    </style:style>
    <style:style style:name="T4" style:family="text">
      <style:text-properties officeooo:rsid="001b3143"/>
    </style:style>
    <style:style style:name="T5" style:family="text">
      <style:text-properties fo:language="en" fo:country="GB"/>
    </style:style>
    <style:style style:name="T6" style:family="text">
      <style:text-properties fo:language="en" fo:country="GB" officeooo:rsid="001f555b"/>
    </style:style>
    <style:style style:name="T7" style:family="text">
      <style:text-properties officeooo:rsid="001f9a9c"/>
    </style:style>
    <style:style style:name="T8" style:family="text">
      <style:text-properties officeooo:rsid="0020d803"/>
    </style:style>
    <style:style style:name="T9" style:family="text">
      <style:text-properties officeooo:rsid="002463e4"/>
    </style:style>
    <style:style style:name="T10" style:family="text">
      <style:text-properties officeooo:rsid="0025bbf6"/>
    </style:style>
    <style:style style:name="T11" style:family="text">
      <style:text-properties officeooo:rsid="0026bd43"/>
    </style:style>
    <style:style style:name="T12" style:family="text">
      <style:text-properties officeooo:rsid="00276f43"/>
    </style:style>
    <style:style style:name="T13" style:family="text">
      <style:text-properties officeooo:rsid="0029504d"/>
    </style:style>
    <style:style style:name="T14" style:family="text">
      <style:text-properties officeooo:rsid="002a5524"/>
    </style:style>
    <style:style style:name="T15" style:family="text">
      <style:text-properties officeooo:rsid="002e1e4d"/>
    </style:style>
    <style:style style:name="T16" style:family="text">
      <style:text-properties officeooo:rsid="002e4952"/>
    </style:style>
    <style:style style:name="T17" style:family="text">
      <style:text-properties officeooo:rsid="002e5e20"/>
    </style:style>
    <style:style style:name="T18" style:family="text">
      <style:text-properties officeooo:rsid="0030132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troduction (Ryan McClue) </text:p>
      <text:p text:style-name="Standard"/>
      <text:p text:style-name="Standard">KardiaMobile 6L is a personal ECG/EKG (Electrocardiogram) device that leverages AI. An ECG is a test that measures the electrical pulses that trigger a heartbeat. The 6 leads in the KardiaMobile refers to 6 pulses, e.g from arm-to-arm, arm-to-leg etc. In a traditional ECG, the lead count corresponds to the number of contact points. However, in KardiaMobile, the number of contact points is half the lead count<text:span text:style-name="T1">. </text:span><text:span text:style-name="T2">In addition, a traditional ECG requires a trained medical professional to place contact points, while KardiaMobile can be self administered. As a result, the KardiaMobile is much more compact and user friendly than a traditional ECG.</text:span></text:p>
      <text:p text:style-name="Standard"/>
      <text:p text:style-name="Standard"><text:s/></text:p>
      <text:p text:style-name="Standard">Purpose </text:p>
      <text:p text:style-name="Standard"/>
      <text:p text:style-name="P1">In its current state, the purpose of the KardiaMobile 6L is to facilitate the early detection of heart rhythm abnormalities to reduce the negative impact of heart disease in the community (AliveCor, n.d). Our proposed adoption of KardiaMobile would specifically target NDIS (National Disability Insurance Scheme) participants in New South Wales, Australia. The NDIS is an Australian Government initiative that provides funding to people with a disability to improve their quality of life (NDIS, 2024). The <text:span text:style-name="T4">purpose</text:span><text:span text:style-name="T3"> of </text:span>integrati<text:span text:style-name="T3">ng </text:span>KardiaMobile into NDIS services would be to promote heart health for high needs individuals.</text:p>
      <text:p text:style-name="Standard"><text:s/></text:p>
      <text:p text:style-name="Standard"/>
      <text:p text:style-name="Standard">Objectives </text:p>
      <text:p text:style-name="Standard"/>
      <text:p text:style-name="Standard">The objectives of the KardiaMobile 6L are: </text:p>
      <text:p text:style-name="Standard"/>
      <text:p text:style-name="P2">Comprehensive: </text:p>
      <text:list xml:id="list65043251" text:style-name="L3">
        <text:list-item>
          <text:p text:style-name="P5"><text:span text:style-name="T5">Record electrical heart signals from six locations (leads I, II, III, aVL, aVR, and aVF</text:span><text:span text:style-name="T6">).</text:span></text:p>
        </text:list-item>
        <text:list-item>
          <text:p text:style-name="P5"><text:span text:style-name="T5">Capture a more detailed view of heart rhythm compared to traditional ECG wearables like smartwatches.</text:span></text:p>
        </text:list-item>
      </text:list>
      <text:p text:style-name="Standard"/>
      <text:p text:style-name="P2">Accurate: </text:p>
      <text:list xml:id="list1797098896" text:style-name="L6">
        <text:list-item>
          <text:p text:style-name="P6"><text:span text:style-name="T5">Utilise AI algorithms to perform on-the-spot advanced ECG analysis.</text:span></text:p>
        </text:list-item>
        <text:list-item>
          <text:p text:style-name="P6"><text:span text:style-name="T5">Detect and classify up to 6 types of arrhythmias, including atrial fibrillation.</text:span></text:p>
        </text:list-item>
      </text:list>
      <text:p text:style-name="Standard"/>
      <text:p text:style-name="P2">Adaptable: </text:p>
      <text:list xml:id="list2324006315" text:style-name="L10">
        <text:list-item>
          <text:p text:style-name="P8"><text:span text:style-name="T5">Employ AI to analyse historical data and establish personalised heart health trends.</text:span></text:p>
        </text:list-item>
        <text:list-item>
          <text:p text:style-name="P7"><text:span text:style-name="T5">Identify potential trigger points specific to an individual's heart rhythm changes.</text:span></text:p>
        </text:list-item>
        <text:list-item>
          <text:p text:style-name="P7"><text:span text:style-name="T5">Assist in early detection of gradual changes in heart health that may require medical attention.</text:span></text:p>
        </text:list-item>
      </text:list>
      <text:p text:style-name="Standard"/>
      <text:p text:style-name="Standard"/>
      <text:p text:style-name="Standard"/>
      <text:p text:style-name="Standard"/>
      <text:p text:style-name="Standard"/>
      <text:p text:style-name="Standard"/>
      <text:p text:style-name="Standard"/>
      <text:p text:style-name="P2"><text:soft-page-break/>Accessible:</text:p>
      <text:list xml:id="list3474700806" text:style-name="L15">
        <text:list-item>
          <text:p text:style-name="P10"><text:span text:style-name="T5">Easy to use by the average person without medical training.</text:span></text:p>
        </text:list-item>
        <text:list-item>
          <text:p text:style-name="P9"><text:span text:style-name="T5">Provide results that are meaningful to both consumers and healthcare professionals.</text:span></text:p>
        </text:list-item>
        <text:list-item>
          <text:p text:style-name="P9"><text:span text:style-name="T5">Enable easy recording and saving of accurate heart data directly on a smartphone.</text:span></text:p>
        </text:list-item>
        <text:list-item>
          <text:p text:style-name="P9"><text:span text:style-name="T5">Facilitate seamless sharing of ECG data with healthcare providers.</text:span></text:p>
        </text:list-item>
      </text:list>
      <text:p text:style-name="Standard"><text:s/></text:p>
      <text:p text:style-name="Standard"/>
      <text:p text:style-name="Standard">Time Frame </text:p>
      <text:p text:style-name="Standard"/>
      <text:p text:style-name="Standard">In its current deployment, the time frame of KardiaMobile is to provide a detailed ECG analysis in a 30 second window. In addition, previous ECG reports can be saved for cumulative analysis to support routine monitoring. Our suggested use of KardiaMobile has time frames in line with regular reporting periods matching individual NDIS health plans. In addition, this would include scheduled monitoring aligned with NDIS carer visits. </text:p>
      <text:p text:style-name="Standard"/>
      <text:p text:style-name="Standard"><text:s/></text:p>
      <text:p text:style-name="Standard"/>
      <text:p text:style-name="Standard"><text:s/></text:p>
      <text:p text:style-name="Standard"/>
      <text:p text:style-name="Standard"><text:s/></text:p>
      <text:p text:style-name="Standard"/>
      <text:p text:style-name="Standard">Location </text:p>
      <text:p text:style-name="Standard"/>
      <text:p text:style-name="Standard">Currently, KardiaMobile is primarily used in North America and Western Europe. <text:span text:style-name="T7">Typically, this is</text:span> in a relaxed home setting. However, the portable design allows for use in other locations such as a hospital or health clinic. This also gives the potential for integration in telemedicine and remote patient monitoring programs. In our proposed plan, KardiaMobile would be used in NSW, Australia. This would include NDIS approved accommodation settings such as a communal living arrangements or NDIS day programs with support workers. </text:p>
      <text:p text:style-name="Standard"/>
      <text:p text:style-name="Standard"><text:s/></text:p>
      <text:p text:style-name="Standard"/>
      <text:p text:style-name="Standard">Use Case </text:p>
      <text:p text:style-name="Standard"/>
      <text:p text:style-name="Standard">Currently, KardiaMobile is mainly used to perform regular heart monitoring at home for individuals with known heart conditions. <text:s/>In addition, it also enables the sharing of ECG data with healthcare providers to allow for more informed decision making. In our use case, KardiaMobile would provide an easy-to-use heart monitoring system for NDIS participants. Furthermore, it would integrate ECG sharing between NDIS support teams and healthcare providers. </text:p>
      <text:p text:style-name="Standard"/>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Fairness – Economic – NDIS (Ryan McClue) </text:p>
      <text:p text:style-name="Standard"/>
      <text:p text:style-name="Standard">Purchasing just the KardiaMobile device for $129, will only receive a limited version of the AI. To gain full access, require subscribing to KardiaCare for $99-$200/year. This provides: </text:p>
      <text:p text:style-name="Standard"/>
      <text:p text:style-name="Standard">3 more types of arrhythmia determinations </text:p>
      <text:p text:style-name="Standard"/>
      <text:p text:style-name="Standard">Permanent ECG cloud storage </text:p>
      <text:p text:style-name="P3"/>
      <text:p text:style-name="Standard">'Insights' functionality, helping to identify individual triggers and symptoms </text:p>
      <text:p text:style-name="Standard"/>
      <text:p text:style-name="Standard">This <text:span text:style-name="T8">unfairness manifests itself</text:span> where<text:span text:style-name="T8">by</text:span> access to potentially life saving healthcare features becomes contingent on financial capacity rather than medical necessity. This situation particularly impacts vulnerable populations who might benefit most from the advanced features but lack the financial means to access them.</text:p>
      <text:p text:style-name="Standard"/>
      <text:p text:style-name="P4">The implementation <text:span text:style-name="T9">of KardiaMobile </text:span>within the NDIS framework introduces additional <text:span text:style-name="T9">fairness concerns. T</text:span>here have been cases of providers <text:span text:style-name="T9">systematically exploiting NDIS funding mechanisms. Specifically, they </text:span><text:span text:style-name="T10">have </text:span><text:span text:style-name="T9">employ</text:span><text:span text:style-name="T10">ed</text:span><text:span text:style-name="T9"> </text:span>a 'twin pricing' model, where NDIS clients are charged significantly more than regular retail price (NDIS Review, 2023). <text:span text:style-name="T12">Following along with this in the</text:span> KardiaMobile, NDIS participants might be treated as a funding source rather than a valued customer. For example, the retail price of KardiaMobile may be artificially inflated to match the NDIS price cap. Furthermore, NDIS clients may be automatically steered toward the premium $200 KardiaCare Plus subscription, even if their condition doesn’t require the features offered. The economic implications for NDIS participants are multifaceted:</text:p>
      <text:list xml:id="list1725534372" text:style-name="L17">
        <text:list-item>
          <text:p text:style-name="P15">Unnecessary drainage of allocated NDIS funds </text:p>
        </text:list-item>
        <text:list-item>
          <text:p text:style-name="P15">Reduced resources for other essential services </text:p>
        </text:list-item>
        <text:list-item>
          <text:p text:style-name="P11">Potential impact on overall quality of car<text:span text:style-name="T10">e</text:span></text:p>
        </text:list-item>
      </text:list>
      <text:p text:style-name="P12">To address these concerns, the NDIS Taskforce was established which offered recommendations to <text:s/><text:span text:style-name="T15">NDIS </text:span>policy changes<text:span text:style-name="T15">.</text:span> <text:span text:style-name="T13">Adhering to these would see KardiaMobile introduce:</text:span></text:p>
      <text:list xml:id="list2733262470" text:style-name="L26">
        <text:list-item>
          <text:p text:style-name="P13"><text:span text:style-name="T11">Equitable Pricing Structure: </text:span>For example, if KardiaMobile charges more for NDIS clients, they must document specific reasons such as <text:span text:style-name="T16">e</text:span>nhanced accessibility features <text:span text:style-name="T16">like an ergonomic case, or s</text:span>peciali<text:span text:style-name="T16">s</text:span>ed training materials.</text:p>
        </text:list-item>
        <text:list-item>
          <text:p text:style-name="P14"><text:span text:style-name="T12">Needs-Based Assessment: </text:span><text:span text:style-name="T17">KardiaMobile should have a c</text:span>lear documentation process for determining appropriate <text:span text:style-name="T17">KardiaCare </text:span>subscription level.</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12T12:12:56.532925047</meta:creation-date>
    <dc:date>2024-11-12T13:10:02.945201678</dc:date>
    <meta:editing-duration>PT46M35S</meta:editing-duration>
    <meta:editing-cycles>23</meta:editing-cycles>
    <meta:generator>LibreOffice/6.4.7.2$Linux_X86_64 LibreOffice_project/40$Build-2</meta:generator>
    <meta:document-statistic meta:table-count="0" meta:image-count="0" meta:object-count="0" meta:page-count="3" meta:paragraph-count="48" meta:word-count="875" meta:character-count="5943" meta:non-whitespace-character-count="5092"/>
  </office:meta>
</office:document-meta>
</file>